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9915">
            <text:p>T-9915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8870.0">
            <text:p>887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3.5">
            <text:p>53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9916">
            <text:p>T-9916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7905.0">
            <text:p>7905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9.7">
            <text:p>39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9917">
            <text:p>T-9917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6170.0">
            <text:p>6170.0</text:p>
          </table:table-cell>
          <table:table-cell office:value-type="float" office:value="85.0">
            <text:p>8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6.8">
            <text:p>26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Lu-3382">
            <text:p>Lu-3382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615.0">
            <text:p>9615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6.6">
            <text:p>76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Lu-3383">
            <text:p>Lu-3383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5355.0">
            <text:p>535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6">
            <text:p>19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Lu-3381">
            <text:p>Lu-3381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445.0">
            <text:p>9445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7.6">
            <text:p>67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Lu-3543">
            <text:p>Lu-3543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3605.0">
            <text:p>3605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Ua-689">
            <text:p>TUa-689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645.0">
            <text:p>9645.0</text:p>
          </table:table-cell>
          <table:table-cell office:value-type="float" office:value="85.0">
            <text:p>8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3.5">
            <text:p>63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Ua-690">
            <text:p>TUa-690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7435.0">
            <text:p>7435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6.6">
            <text:p>36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Lu-3542">
            <text:p>Lu-3542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655.0">
            <text:p>65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9918">
            <text:p>T-9918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4475.0">
            <text:p>4475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9914">
            <text:p>T-9914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105.0">
            <text:p>9105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0.3">
            <text:p>60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9913">
            <text:p>T-9913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10025.0">
            <text:p>10025.0</text:p>
          </table:table-cell>
          <table:table-cell office:value-type="float" office:value="65.0">
            <text:p>6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88.5">
            <text:p>88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9913I">
            <text:p>T-9913I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910.0">
            <text:p>9910.0</text:p>
          </table:table-cell>
          <table:table-cell office:value-type="float" office:value="60.0">
            <text:p>6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88.5">
            <text:p>88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251">
            <text:p>T-10251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2835.0">
            <text:p>283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7">
            <text:p>5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252">
            <text:p>T-10252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3640.0">
            <text:p>364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3">
            <text:p>10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981">
            <text:p>T-10981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6950.0">
            <text:p>695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3.4">
            <text:p>33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980">
            <text:p>T-10980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6945.0">
            <text:p>694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3.4">
            <text:p>33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978">
            <text:p>T-10978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575.0">
            <text:p>9575.0</text:p>
          </table:table-cell>
          <table:table-cell office:value-type="float" office:value="45.0">
            <text:p>4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0.3">
            <text:p>60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253">
            <text:p>T-10253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4680.0">
            <text:p>4680.0</text:p>
          </table:table-cell>
          <table:table-cell office:value-type="float" office:value="75.0">
            <text:p>7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3">
            <text:p>17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254">
            <text:p>T-10254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7220.0">
            <text:p>722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8">
            <text:p>3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Lu-3384">
            <text:p>Lu-3384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75.0">
            <text:p>975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255">
            <text:p>T-10255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7880.0">
            <text:p>788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257">
            <text:p>T-10257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295.0">
            <text:p>9295.0</text:p>
          </table:table-cell>
          <table:table-cell office:value-type="float" office:value="160.0">
            <text:p>16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6.9">
            <text:p>46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Kapp_Ziehen">
            <text:p>Kapp_Ziehen</text:p>
          </table:table-cell>
          <table:table-cell office:value-type="string" office:value="radiocarbon">
            <text:p>radiocarbon</text:p>
          </table:table-cell>
          <table:table-cell office:value-type="string" office:value="T-10256">
            <text:p>T-10256</text:p>
          </table:table-cell>
          <table:table-cell office:value-type="float" office:value="78.55">
            <text:p>78.55</text:p>
          </table:table-cell>
          <table:table-cell office:value-type="float" office:value="21.96">
            <text:p>21.96</text:p>
          </table:table-cell>
          <table:table-cell office:value-type="float" office:value="9595.0">
            <text:p>9595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7.0">
            <text:p>7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